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e55" officeooo:paragraph-rsid="001f2e55"/>
    </style:style>
    <style:style style:name="P2" style:family="paragraph" style:parent-style-name="Standard">
      <style:text-properties officeooo:rsid="001f9fa7" officeooo:paragraph-rsid="001f9fa7"/>
    </style:style>
    <style:style style:name="P3" style:family="paragraph" style:parent-style-name="Standard">
      <style:text-properties officeooo:rsid="002135d8" officeooo:paragraph-rsid="002135d8"/>
    </style:style>
    <style:style style:name="P4" style:family="paragraph" style:parent-style-name="Standard">
      <style:text-properties officeooo:rsid="0022ba61" officeooo:paragraph-rsid="0022ba61"/>
    </style:style>
    <style:style style:name="P5" style:family="paragraph" style:parent-style-name="Standard">
      <style:text-properties officeooo:rsid="0024b8e0" officeooo:paragraph-rsid="0024b8e0"/>
    </style:style>
    <style:style style:name="P6" style:family="paragraph" style:parent-style-name="Standard">
      <style:text-properties officeooo:rsid="00262175" officeooo:paragraph-rsid="00262175"/>
    </style:style>
    <style:style style:name="P7" style:family="paragraph" style:parent-style-name="Standard">
      <style:text-properties officeooo:rsid="0027ad17" officeooo:paragraph-rsid="0027ad17"/>
    </style:style>
    <style:style style:name="P8" style:family="paragraph" style:parent-style-name="Standard">
      <style:text-properties officeooo:rsid="002a5ebf" officeooo:paragraph-rsid="002a5ebf"/>
    </style:style>
    <style:style style:name="P9" style:family="paragraph" style:parent-style-name="Standard">
      <style:text-properties officeooo:rsid="002c3252" officeooo:paragraph-rsid="002c3252"/>
    </style:style>
    <style:style style:name="P10" style:family="paragraph" style:parent-style-name="Standard">
      <style:text-properties officeooo:rsid="002cee03" officeooo:paragraph-rsid="002cee03"/>
    </style:style>
    <style:style style:name="P11" style:family="paragraph" style:parent-style-name="Standard">
      <style:text-properties officeooo:rsid="002d5b7b" officeooo:paragraph-rsid="002d5b7b"/>
    </style:style>
    <style:style style:name="P12" style:family="paragraph" style:parent-style-name="Standard">
      <style:text-properties officeooo:rsid="002ef081" officeooo:paragraph-rsid="002ef081"/>
    </style:style>
    <style:style style:name="P13" style:family="paragraph" style:parent-style-name="Standard">
      <style:text-properties officeooo:rsid="002fc7ec" officeooo:paragraph-rsid="002fc7ec"/>
    </style:style>
    <style:style style:name="P14" style:family="paragraph" style:parent-style-name="Standard">
      <style:text-properties officeooo:rsid="0030cedb" officeooo:paragraph-rsid="0030cedb"/>
    </style:style>
    <style:style style:name="P15" style:family="paragraph" style:parent-style-name="Standard">
      <style:text-properties officeooo:rsid="00325f3f" officeooo:paragraph-rsid="00325f3f"/>
    </style:style>
    <style:style style:name="P16" style:family="paragraph" style:parent-style-name="Standard">
      <style:text-properties officeooo:rsid="0033579a" officeooo:paragraph-rsid="0033579a"/>
    </style:style>
    <style:style style:name="T1" style:family="text">
      <style:text-properties fo:color="#0066b3" fo:background-color="transparent" loext:char-shading-value="0"/>
    </style:style>
    <style:style style:name="T2" style:family="text">
      <style:text-properties officeooo:rsid="00210c1c"/>
    </style:style>
    <style:style style:name="T3" style:family="text">
      <style:text-properties officeooo:rsid="00262175"/>
    </style:style>
    <style:style style:name="T4" style:family="text">
      <style:text-properties officeooo:rsid="0027a64a"/>
    </style:style>
    <style:style style:name="T5" style:family="text">
      <style:text-properties officeooo:rsid="0027ad17"/>
    </style:style>
    <style:style style:name="T6" style:family="text">
      <style:text-properties officeooo:rsid="002c32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 Day7</text:p>
      <text:p text:style-name="P1"/>
      <text:p text:style-name="P1">Things to know for basic</text:p>
      <text:p text:style-name="P1">OSI Reference Model</text:p>
      <text:p text:style-name="P1">TCP/IP Mode</text:p>
      <text:p text:style-name="P1">Protocol 동작/Header</text:p>
      <text:p text:style-name="P1">주소체계 <text:s/>MAC/IPv4/v6/Port번호</text:p>
      <text:p text:style-name="P1">ARP Cashe, DNS Cashe</text:p>
      <text:p text:style-name="P1">Routing Table</text:p>
      <text:p text:style-name="P1">Ehternet, ARP, IP, ICMP, TCP, UDP, HTTP,, HTTPS, DNS</text:p>
      <text:p text:style-name="P1"/>
      <text:p text:style-name="P1">Router : routing</text:p>
      <text:p text:style-name="P1">Switch : Switching</text:p>
      <text:p text:style-name="P1"/>
      <text:p text:style-name="P1">라우터나 스위치의 운영체제에 들어가는 것들이 제조사마다 다르기 때문에 그 장비들의 명령어는 외울 필요가 없다. <text:span text:style-name="T1">그것을 어떻게 사용하고 싶은지를 구상할 줄 알아야 한다.</text:span></text:p>
      <text:p text:style-name="P1"/>
      <text:p text:style-name="P2">Routing</text:p>
      <text:p text:style-name="P2">1. Static Routing</text:p>
      <text:p text:style-name="P2">2. Dynamic Routing</text:p>
      <text:p text:style-name="P2">- Dynamic Routing Protocol</text:p>
      <text:p text:style-name="P2">- RIP,</text:p>
      <text:p text:style-name="P2">- 이것들은 Routing Table을 만드는 프로토콜들이다.</text:p>
      <text:p text:style-name="P2">- 윈도우에서는 라우팅 테이블을 보고 싶을 때 프롬프트에서 <text:span text:style-name="T2">netstat -r 명령어를 누르면 나온다.</text:span></text:p>
      <text:p text:style-name="P2"/>
      <text:p text:style-name="P3">Switching</text:p>
      <text:p text:style-name="P3">- MAC Table을 가지고 있다.</text:p>
      <text:p text:style-name="P3">- VLAN(Virtual LAN)</text:p>
      <text:p text:style-name="P3">- 일반 IP를 LAN이라고 한다.</text:p>
      <text:p text:style-name="P3">- 스위치 하나는 하나의 LAN을 가지고 있다.</text:p>
      <text:p text:style-name="P3"/>
      <text:p text:style-name="P3">VLAN은 하나의 스위치에 여러 개의 LAN을 구성할 수 있다.</text:p>
      <text:p text:style-name="P3"/>
      <text:p text:style-name="P3">ACL(Access Control List)</text:p>
      <text:p text:style-name="P3"/>
      <text:p text:style-name="P3">체크포인트- 이스라엘의 보안 회사</text:p>
      <text:p text:style-name="P3">- 처음 방화벽(firewall)이라는 이름을 지은 회사다…</text:p>
      <text:p text:style-name="P3"/>
      <text:p text:style-name="P3">GMS라는 프로그램으로 <text:s/>실제와 비슷하게 스위칭과 라우팅을 해 볼 수 있다.</text:p>
      <text:p text:style-name="P3"/>
      <text:p text:style-name="P3"/>
      <text:p text:style-name="P3"/>
      <text:p text:style-name="P4"><text:a xlink:type="simple" xlink:href="http://www.naver.com/" text:style-name="Internet_20_link" text:visited-style-name="Visited_20_Internet_20_Link">http://www.naver.com</text:a></text:p>
      <text:p text:style-name="P4">- URL?이다.</text:p>
      <text:p text:style-name="P4"/>
      <text:p text:style-name="P4">Http(Hypertext Tranfer protocol)</text:p>
      <text:p text:style-name="P4">프로토콜의 종류</text:p>
      <text:p text:style-name="P4"/>
      <text:p text:style-name="P5">www.naver.com</text:p>
      <text:p text:style-name="P5">FQDN(Fully Qualified Domain Name)</text:p>
      <text:p text:style-name="P5"><text:soft-page-break/>- 완전한(절대적인) 도메인 이름</text:p>
      <text:p text:style-name="P5">- www : 호스트 이름, 여러 개가 있을 수 있다.</text:p>
      <text:p text:style-name="P5">- naver.com : 도메인 이름</text:p>
      <text:p text:style-name="P5">- 맨 뒤에 .이 생략되어 있다.</text:p>
      <text:p text:style-name="P5">- 뒤에 포트번호도 숨어있다.</text:p>
      <text:p text:style-name="P5"/>
      <text:p text:style-name="P5">SPX/IPX <text:span text:style-name="T3">Model</text:span></text:p>
      <text:p text:style-name="P6">AooleTalk이라는 프로토콜 모델을 통해서 통신을 했었다.</text:p>
      <text:p text:style-name="P6"/>
      <text:p text:style-name="P6">De facto 사실상의 표준으로 쓴다는 말</text:p>
      <text:p text:style-name="P6"/>
      <text:p text:style-name="P6">프로토콜의 구조</text:p>
      <text:p text:style-name="P6">- <text:span text:style-name="T4">Header와 Payload(Data)로 구분</text:span></text:p>
      <text:p text:style-name="P6">- 헤더에는 어떻게 전송할 건지 등등의 내용이 포함된다.</text:p>
      <text:p text:style-name="P6"/>
      <text:p text:style-name="P6">포트 : 서비스 </text:p>
      <text:p text:style-name="P7">0~65535</text:p>
      <text:p text:style-name="P7">- 포트의 일부는 서비스가 정해져 있다.</text:p>
      <text:p text:style-name="P6"/>
      <text:p text:style-name="P6">클라이언트-서버 모델</text:p>
      <text:p text:style-name="P6">웹 서버</text:p>
      <text:p text:style-name="P6">- <text:span text:style-name="T5">Apache</text:span></text:p>
      <text:p text:style-name="P6">- <text:span text:style-name="T5">nginX</text:span></text:p>
      <text:p text:style-name="P6"/>
      <text:p text:style-name="P8">RFC(Request for commands)</text:p>
      <text:p text:style-name="P8">- 기술에 대한 정의된 문서</text:p>
      <text:p text:style-name="P8"/>
      <text:p text:style-name="P8">System Ports(0~1023) : Well-known Ports</text:p>
      <text:p text:style-name="P8">User Ports(1024~49151) : Registered Ports</text:p>
      <text:p text:style-name="P8">Dynamic and/or Private Ports(49152~65535) : 클라이언트가 사용하는 포트<text:span text:style-name="T6">(출발지에 있는 포트)</text:span></text:p>
      <text:p text:style-name="P8"/>
      <text:p text:style-name="P9">IP나 MAC주소는 컴퓨터 하나하나를 구별할 수 있다.</text:p>
      <text:p text:style-name="P9">하지만 서비스(프로그램)는 구별하지 못한다. 그래서 포트를 사용하여 최종 서비스까지 가도록 한다.</text:p>
      <text:p text:style-name="P9"/>
      <text:p text:style-name="P10">상대방 IP를 모르는 경우 DNS Cache를 뒤져본다.</text:p>
      <text:p text:style-name="P10">FQDN과 IP를 결합해 놓은 테이블이다.</text:p>
      <text:p text:style-name="P10">램의 일부분에 Cache가 있다.</text:p>
      <text:p text:style-name="P10">송신자의 운영체제에 DNS Cache가 있다.</text:p>
      <text:p text:style-name="P11">Cache에 없으면 Query를 한다. DNS서버한테</text:p>
      <text:p text:style-name="P11"/>
      <text:p text:style-name="P11">DNS 서버는있으면 answer를 한다.</text:p>
      <text:p text:style-name="P11">- Query 할 때 UDP를 사용한다</text:p>
      <text:p text:style-name="P11">- DNS프로토콜은 53번으로 서비스를 해준다.</text:p>
      <text:p text:style-name="P11">- Cashe에 TTL이 쓰여있다.</text:p>
      <text:p text:style-name="P11">- 이 TTL은 서버가 정해서 클라이언트에게 보내서 클라이언트의 Cache는 이것을 가지고 있다.</text:p>
      <text:p text:style-name="P11"/>
      <text:p text:style-name="P12">SLA(Service Level Agreement)</text:p>
      <text:p text:style-name="P12"/>
      <text:p text:style-name="P12"/>
      <text:p text:style-name="P13"><text:soft-page-break/>- 해당 IP가 어느 네트워크에 있는 지 확인해야 한다.</text:p>
      <text:p text:style-name="P13">- 이것은 라우팅 테이블로 확인할 수 있다.</text:p>
      <text:p text:style-name="P13">- 같은 네트워크에 있으면 별도의 장비가 필요하지 않다.</text:p>
      <text:p text:style-name="P13">- 하지만 다른 네으퉈크에 있다면 라우터를 둬야 된다.</text:p>
      <text:p text:style-name="P13"/>
      <text:p text:style-name="P13">다른 네트워크와 통신할 때 자신의 네트워크 안에 있는 게이트웨이의 MAC주소를 알아야 한다.</text:p>
      <text:p text:style-name="P13">그래서 게이트웨이까지 MAC주소를 알아서(ARP) IP 로 통신하게 된다.</text:p>
      <text:p text:style-name="P13"/>
      <text:p text:style-name="P14">CSMA/CD : 충돌방지</text:p>
      <text:p text:style-name="P14">CSMA/CA : 회피??</text:p>
      <text:p text:style-name="P14"/>
      <text:p text:style-name="P14"/>
      <text:p text:style-name="P14">숙제</text:p>
      <text:p text:style-name="P15">collision domain과 <text:s/>broadcast domain의 상관관계</text:p>
      <text:p text:style-name="P15"/>
      <text:p text:style-name="P15">VLSM과 CIDR의 차이점</text:p>
      <text:p text:style-name="P15"/>
      <text:p text:style-name="P16">IPv4</text:p>
      <text:p text:style-name="P16"/>
      <text:p text:style-name="P16">Public IP/ Private IP</text:p>
      <text:p text:style-name="P16"/>
      <text:p text:style-name="P16">Special IP(Loopback, Link Local)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09:45:07.930001781</meta:creation-date>
    <dc:date>2019-06-10T16:07:22.152540402</dc:date>
    <meta:editing-duration>PT18M3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85" meta:word-count="996" meta:character-count="2073" meta:non-whitespace-character-count="1740"/>
  </office:meta>
</office:document-meta>
</file>